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lasm.getResourceFileParame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lasm.setTargetType( String target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rgetTypes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lasm.setKeyfile( File key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lasm.getTar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asm.setOwn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lasm.setMono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asm.getFail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asm.getOutputFileParame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lasm.getListingParame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lasm.setDebug( boolean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asm.setResourceFile( File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asm.setTargetType( TargetTypes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asm.setExtraOptions( String extra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asm.addReference( FileSet 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asm.getDebugParame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asm.setVerbos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asm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lasm.setOutputFile( File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asm.isFileManagedBinary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lasm.getExtra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asm.setListing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asm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lasm.getDe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asm.getExtraOptionsParame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lasm.notEmpty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asm.getVerboseParame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asm.Il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lasm.buildIlasm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lasm.setFailOnError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asm.getKeyfileParame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lasm.getTargetTypeParamet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